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3" style:family="paragraph" style:parent-style-name="Standard">
      <style:paragraph-properties fo:margin-left="0.2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5"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6"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7"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8"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39"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0"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1"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2"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3"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5"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46"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47"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48"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9"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5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51"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5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4"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55"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56" style:family="paragraph" style:parent-style-name="Heading_20_3">
      <style:paragraph-properties fo:margin-top="0in" fo:margin-bottom="0in"/>
      <style:text-properties fo:font-size="10pt" style:font-size-asian="10pt" style:font-size-complex="10pt"/>
    </style:style>
    <style:style style:name="P57"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58"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weight="bold" style:font-weight-asian="bold" style:font-name-complex="Arial"/>
    </style:style>
    <style:style style:name="T7" style:family="text">
      <style:text-properties style:font-name="Arial" fo:font-weight="normal" style:font-weight-asian="normal" style:font-name-complex="Arial"/>
    </style:style>
    <style:style style:name="T8" style:family="text">
      <style:text-properties style:font-name="Courier New" fo:font-style="normal" fo:font-weight="bold" style:font-style-asian="normal" style:font-weight-asian="bold" style:font-name-complex="Courier New"/>
    </style:style>
    <style:style style:name="T9" style:family="text">
      <style:text-properties style:font-name="Courier New" fo:font-style="normal" fo:font-weight="bold" style:font-style-asian="normal" style:font-weight-asian="bold" style:font-name-complex="Courier New" style:font-style-complex="normal"/>
    </style:style>
    <style:style style:name="T10" style:family="text">
      <style:text-properties style:font-name="Courier New" fo:font-style="normal" style:font-style-asian="normal" style:font-name-complex="Courier New"/>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0pt" fo:font-style="normal" fo:font-weight="bold" style:font-size-asian="10pt" style:font-style-asian="normal" style:font-weight-asian="bold" style:font-name-complex="Courier New" style:font-size-complex="10pt"/>
    </style:style>
    <style:style style:name="T14"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5"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tyle="italic" fo:font-weight="bold" style:font-style-asian="italic" style:font-weight-asian="bold" style:font-name-complex="Courier New"/>
    </style:style>
    <style:style style:name="T18" style:family="text">
      <style:text-properties style:font-name="Courier New" style:font-name-complex="Courier New"/>
    </style:style>
    <style:style style:name="T19" style:family="text">
      <style:text-properties fo:font-style="normal" style:font-style-asian="normal" style:font-style-complex="normal"/>
    </style:style>
    <style:style style:name="T20" style:family="text">
      <style:text-properties fo:font-weight="bold" style:font-weight-asian="bold"/>
    </style:style>
    <style:style style:name="T21"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8">n, p</text:span></text:span><text:span text:style-name="Emphasis"><text:span text:style-name="T11">, </text:span></text:span><text:span text:style-name="Emphasis"><text:span text:style-name="T3">and</text:span></text:span><text:span text:style-name="Emphasis"><text:span text:style-name="T11"> </text:span></text:span><text:span text:style-name="Emphasis"><text:span text:style-name="T9">m</text:span></text:span><text:span text:style-name="Emphasis"><text:span text:style-name="T11">,</text:span></text:span><text:span text:style-name="T1"> in that order. These integers are subject to the following restrictions: </text:span></text:p>
      <text:p text:style-name="P4"/>
      <text:p text:style-name="P31"><text:span text:style-name="Emphasis"><text:span text:style-name="T15">1.</text:span></text:span><text:span text:style-name="Emphasis"><text:span text:style-name="T13"><text:tab/></text:span></text:span><text:span text:style-name="Emphasis"><text:span text:style-name="T14">n</text:span></text:span><text:span text:style-name="T4">:</text:span><text:span text:style-name="T5"> Integer values such that </text:span><text:span text:style-name="Emphasis"><text:span text:style-name="T13">n</text:span></text:span><text:span text:style-name="T5"> is greater than or equal to one (</text:span><text:span text:style-name="Emphasis"><text:span text:style-name="T13">n </text:span></text:span><text:span text:style-name="Emphasis"><text:span text:style-name="T16">≥ 1</text:span></text:span><text:span text:style-name="T5">). </text:span></text:p>
      <text:p text:style-name="P31"><text:span text:style-name="Emphasis"><text:span text:style-name="T19"/></text:span></text:p>
      <text:p text:style-name="P31"><text:span text:style-name="Emphasis"><text:span text:style-name="T4">2. </text:span></text:span><text:span text:style-name="Emphasis"><text:span text:style-name="T5"><text:s text:c="2"/><text:tab/></text:span></text:span><text:span text:style-name="Emphasis"><text:span text:style-name="T14">p</text:span></text:span><text:span text:style-name="T4">:</text:span><text:span text:style-name="T5"> Integer</text:span> <text:span text:style-name="T5">values such that </text:span><text:span text:style-name="Emphasis"><text:span text:style-name="T13">p</text:span></text:span><text:span text:style-name="T5"> <text:s/>is greater than or equal to zero and is less than or equal to </text:span><text:span text:style-name="Emphasis"><text:span text:style-name="T13">n</text:span></text:span><text:span text:style-name="T5"> minus <text:tab/>one. (</text:span><text:span text:style-name="Emphasis"><text:span text:style-name="T13">0 </text:span></text:span><text:span text:style-name="Emphasis"><text:span text:style-name="T16">≤ p ≤ n-1</text:span></text:span><text:span text:style-name="T5">). </text:span></text:p>
      <text:p text:style-name="P32"/>
      <text:p text:style-name="P33"><text:span text:style-name="T1">3.<text:tab/></text:span><text:span text:style-name="Emphasis"><text:span text:style-name="T8">m</text:span></text:span><text:span text:style-name="T1">: Integer values such that </text:span><text:span text:style-name="Emphasis"><text:span text:style-name="T8">m</text:span></text:span><text:span text:style-name="T1"> is between minus </text:span><text:span text:style-name="Emphasis"><text:span text:style-name="T8">p</text:span></text:span><text:span text:style-name="T1"> and positive </text:span><text:span text:style-name="Emphasis"><text:span text:style-name="T8">p</text:span></text:span><text:span text:style-name="Emphasis"><text:span text:style-name="T11">,</text:span></text:span><text:span text:style-name="Emphasis"><text:span text:style-name="T6"> </text:span></text:span><text:span text:style-name="Emphasis"><text:span text:style-name="T1">inclusive</text:span></text:span><text:span text:style-name="T17">.</text:span><text:span text:style-name="T1"> (</text:span><text:span text:style-name="Emphasis"><text:span text:style-name="T8">-p</text:span></text:span><text:span text:style-name="Emphasis"><text:span text:style-name="T11"> ≤ m ≤ </text:span></text:span><text:span text:style-name="Emphasis"><text:span text:style-name="T9">p</text:span></text:span><text:span text:style-name="T1">) </text:span></text:p>
      <text:p text:style-name="P32"/>
      <text:p text:style-name="P45">The purpose of this problem is to write a program that will determine if 3 given integers determine a valid quantum set. </text:p>
      <text:p text:style-name="P45"/>
      <text:h text:style-name="P55" text:outline-level="3">INPUT:<text:tab/>Your program should accept three integers separated by at least one space at the prompt</text:h>
      <text:h text:style-name="P56" text:outline-level="3"><text:span text:style-name="T7"><text:tab/> </text:span><text:span text:style-name="T1">‘</text:span><text:span text:style-name="T18">Enter Three Integers</text:span><text:span text:style-name="T1">:</text:span><text:span text:style-name="T7"> </text:span><text:span text:style-name="T1">’</text:span><text:span text:style-name="T7">. Your program should continue to accept inputs until a 0 is entered for all of the integer values. At this point your program should terminate without further output.</text:span></text:h>
      <text:h text:style-name="P55" text:outline-level="3"/>
      <text:h text:style-name="P57" text:outline-level="3"><text:span text:style-name="T7">OUTPUT: For each quantum set of integers, your program will output ‘</text:span><text:span text:style-name="T18">Valid</text:span><text:span text:style-name="T7">‘ if it is a valid set of quantum integers. If the set is invalid, then you will output ‘</text:span><text:span text:style-name="T18">Invalid</text:span><text:span text:style-name="T7">’ followed by the integer name that is invalid. The input set could be invalid for a number of reasons. Your program should only print the first one. Check for </text:span><text:span text:style-name="Emphasis"><text:span text:style-name="T10">n</text:span></text:span><text:span text:style-name="T7">, then </text:span><text:span text:style-name="Emphasis"><text:span text:style-name="T10">p</text:span></text:span><text:span text:style-name="T7">, and finally </text:span><text:span text:style-name="Emphasis"><text:span text:style-name="T10">m</text:span></text:span><text:span text:style-name="T7">. </text:span></text:h>
      <text:h text:style-name="P55" text:outline-level="3"/>
      <text:h text:style-name="P56" text:outline-level="3"><text:span text:style-name="T7">EXAMPLE:<text:tab/></text:span><text:span text:style-name="T18">Enter Three Integers: 3 3 4</text:span></text:h>
      <text:h text:style-name="P58" text:outline-level="3">Invalid p</text:h>
      <text:h text:style-name="P58" text:outline-level="3">Enter Three Integers: -1 2 3</text:h>
      <text:h text:style-name="P58" text:outline-level="3">Invalid n</text:h>
      <text:h text:style-name="P58" text:outline-level="3">Enter Three Integers: 3 2 -4</text:h>
      <text:h text:style-name="P54" text:outline-level="7"><text:span text:style-name="T7"><text:s text:c="4"/><text:tab/> <text:s text:c="2"/>I</text:span><text:span text:style-name="T18">nvalid m<text:tab/></text:span></text:h>
      <text:h text:style-name="P58" text:outline-level="3">Enter Three Integers: 2 1 -1</text:h>
      <text:h text:style-name="P58" text:outline-level="3">Valid</text:h>
      <text:h text:style-name="P58" text:outline-level="3">Enter Three Integers: 0 0 0</text:h>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4">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0">mm/dd/yyyy is a XXXXXXXX </text:span></text:p>
      <text:p text:style-name="P20"/>
      <text:p text:style-name="P14"><text:span text:style-name="T1"><text:tab/><text:tab/>where </text:span><text:span text:style-name="T11">mm/dd/yyyy</text:span><text:span text:style-name="T6"> </text:span><text:span text:style-name="T1">is the date and</text:span><text:span text:style-name="T11"> XXXXXXXX</text:span><text:span text:style-name="T1"> is the day of the week..</text:span></text:p>
      <text:p text:style-name="P20"/>
      <text:p text:style-name="P23"/>
      <text:p text:style-name="P14"><text:span text:style-name="T1">EXAMPLE:<text:tab/></text:span><text:span text:style-name="T11">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18">n</text:span><text:span text:style-name="T1"> letters. A squiggle is legal if and only if it contains no vowels (A,E,I,O,U). You can make an illegal squiggle legal by giving it a jiggle. The following gives the steps to jiggle your squiggle:</text:span></text:p>
      <text:p text:style-name="P9"/>
      <text:p text:style-name="P38"><text:span text:style-name="T1">1.<text:tab/>Find the left-most vowel. Suppose it is in position </text:span><text:span text:style-name="T11">k</text:span><text:span text:style-name="T1"> where positions are numbered from the left starting at 1.</text:span></text:p>
      <text:p text:style-name="P39"/>
      <text:p text:style-name="P38"><text:span text:style-name="T1">2.<text:tab/>Rotate the character in position </text:span><text:span text:style-name="T11">k</text:span><text:span text:style-name="T1"> and every character to the left of position </text:span><text:span text:style-name="T11">k</text:span><text:span text:style-name="T1">. To rotate the character in position</text:span><text:span text:style-name="T11"> j</text:span><text:span text:style-name="T1">, count forward in the alphabet </text:span><text:span text:style-name="T11">j </text:span><text:span text:style-name="T1">letters and replace the current character with that new one. If you hit </text:span><text:span text:style-name="T11">Z</text:span><text:span text:style-name="T1">, then next wrap around to an </text:span><text:span text:style-name="T11">A</text:span><text:span text:style-name="T1"> and keep going if necessary.</text:span></text:p>
      <text:p text:style-name="P39"/>
      <text:p text:style-name="P39">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1">AAA</text:span><text:span text:style-name="T1">. The left-most vowel is found in position 1, an </text:span><text:span text:style-name="T11">A</text:span><text:span text:style-name="T1">. Rotate that </text:span><text:span text:style-name="T11">a</text:span><text:span text:style-name="T1"> forward one spot to obtain the illegal squiggle </text:span><text:span text:style-name="T11">BAA</text:span><text:span text:style-name="T1">. The next left-most vowel is found in position 2, another </text:span><text:span text:style-name="T11">A</text:span><text:span text:style-name="T1">. We fix this </text:span><text:span text:style-name="T11">A</text:span><text:span text:style-name="T1"> by rotating it twice and then the first character once giving the illegal squiggle </text:span><text:span text:style-name="T11">CCA</text:span><text:span text:style-name="T1">. The next left-most vowel is found in position 3, again an </text:span><text:span text:style-name="T11">A</text:span><text:span text:style-name="T1">. Now we rotate that </text:span><text:span text:style-name="T11">A</text:span><text:span text:style-name="T1"> three spots, the middle </text:span><text:span text:style-name="T11">C</text:span><text:span text:style-name="T1"> two spots, and the first </text:span><text:span text:style-name="T11">C</text:span><text:span text:style-name="T1"> one spot giving the illegal squiggle </text:span><text:span text:style-name="T11">DED</text:span><text:span text:style-name="T6">. </text:span><text:span text:style-name="T1">A vowel has appeared in position 2, which must be jiggled. Continuing on with this algorithm, we obtain the following squiggles until a legal squiggle is reached: </text:span><text:span text:style-name="T11">AAA &gt; BAA &gt; CCA &gt; DED &gt; EGD &gt; FGD</text:span></text:p>
      <text:p text:style-name="P10"/>
      <text:p text:style-name="P10">The purpose of this problem is to write a program that will convert squiggles into legal squiggles.</text:p>
      <text:p text:style-name="P10"/>
      <text:p text:style-name="P40"><text:span text:style-name="T2">INPUT:<text:tab/>Your program will accept a squiggle at the prompt: </text:span><text:span text:style-name="T12">‘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1">QUIT</text:span><text:span text:style-name="T1">’ is entered. At this point your program should terminate without further output.</text:span></text:p>
      <text:p text:style-name="P42"/>
      <text:p text:style-name="P43"><text:span text:style-name="T21">OUTPUT: <text:s/></text:span>For each input squiggle, print out the new squiggle after it has been made legal on the next line after the input.</text:p>
      <text:p text:style-name="P9"/>
      <text:p text:style-name="P16"><text:span text:style-name="T1">EXAMPLE:<text:tab/></text:span><text:span text:style-name="T11">Enter squiggle: AAA</text:span></text:p>
      <text:p text:style-name="P30">FGD</text:p>
      <text:p text:style-name="P30">Enter squiggle: AZAA</text:p>
      <text:p text:style-name="P30">GHMM</text:p>
      <text:p text:style-name="P30">Enter squiggle: HELLO</text:p>
      <text:p text:style-name="P30">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1">a</text:span><text:span text:style-name="T1"> and </text:span><text:span text:style-name="T11">b</text:span><text:span text:style-name="T1"> such that both the following statements are true:</text:span></text:p>
      <text:p text:style-name="P11"/>
      <text:p text:style-name="P17"><text:span text:style-name="T1">1.<text:tab/>The difference between </text:span><text:span text:style-name="T11">a</text:span><text:span text:style-name="T1"> and </text:span><text:span text:style-name="T11">b</text:span><text:span text:style-name="T1"> is a three-digit perfect square, and</text:span></text:p>
      <text:p text:style-name="P11"/>
      <text:p text:style-name="P17"><text:span text:style-name="T1">2.<text:tab/>The difference between the squares of </text:span><text:span text:style-name="T11">a</text:span><text:span text:style-name="T1"> and </text:span><text:span text:style-name="T11">b</text:span><text:span text:style-name="T1"> is either 1 less or 1 more than the product of </text:span><text:span text:style-name="T11">a</text:span><text:span text:style-name="T1"> and </text:span><text:span text:style-name="T11">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1">a <text:s/>b</text:span></text:p>
      <text:p text:style-name="P11"/>
      <text:p text:style-name="P41"><text:span text:style-name="T1"><text:tab/>where </text:span><text:span text:style-name="T11">a</text:span><text:span text:style-name="T1"> and </text:span><text:span text:style-name="T11">b</text:span><text:span text:style-name="T1"> are the two three-digit integers that have the properties of 1 and 2. Order of the integers is irrelevant.</text:span></text:p>
      <text:p text:style-name="P11"/>
      <text:p text:style-name="P24"><text:span text:style-name="T1">EXAMPLE:<text:tab/></text:span><text:span text:style-name="T11">The two three-digit integers are: <text:s/>100 999</text:span></text:p>
      <text:p text:style-name="P25"/>
      <text:p text:style-name="P44">(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1">n</text:span><text:span text:style-name="T1">-spiral given an odd integer </text:span><text:span text:style-name="T11">n</text:span><text:span text:style-name="T1">. </text:span></text:p>
      <text:p text:style-name="P5"/>
      <text:p text:style-name="P36"><text:span text:style-name="T1">INPUT:<text:tab/>Your program should accept a positive odd integer </text:span><text:span text:style-name="T11">n (n ≤ 1001</text:span><text:span text:style-name="T1">) at the prompt “</text:span><text:span text:style-name="T11">Enter integer:</text:span><text:span text:style-name="T1"> “. Your program should continue to accept inputs until a 0 is entered. At this point your program should terminate without further output.</text:span></text:p>
      <text:p text:style-name="P5"/>
      <text:p text:style-name="P35">OUTPUT:<text:tab/>For each entry, you should output a line of the form:</text:p>
      <text:p text:style-name="P35"/>
      <text:p text:style-name="P36"><text:span text:style-name="T1"><text:tab/><text:tab/>Diagonal Sum = </text:span><text:span text:style-name="T11">xxxxx</text:span></text:p>
      <text:p text:style-name="P35"/>
      <text:p text:style-name="P36"><text:span text:style-name="T1"><text:tab/>where </text:span><text:span text:style-name="T11">xxxxx</text:span><text:span text:style-name="T1"> is the desired sum.</text:span></text:p>
      <text:p text:style-name="P35"/>
      <text:p text:style-name="P36"><text:span text:style-name="T1">EXAMPLE:<text:tab/></text:span><text:span text:style-name="T11">Enter integer: 5</text:span></text:p>
      <text:p text:style-name="P37"><text:tab/>Diagonal sum = 101</text:p>
      <text:p text:style-name="P37"><text:tab/>Enter integer: 11</text:p>
      <text:p text:style-name="P37"><text:tab/>Diagonal sum = 961</text:p>
      <text:p text:style-name="P48"><text:tab/><text:tab/>Enter integer: 0</text:p>
      <text:p text:style-name="P50">Problem #6</text:p>
      <text:p text:style-name="P49">RATIONAL NUMBERS</text:p>
      <text:p text:style-name="P49">Advanced</text:p>
      <text:p text:style-name="P49"/>
      <text:p text:style-name="P52">Source file:<text:tab/>problem6.java</text:p>
      <text:p text:style-name="P52"/>
      <text:p text:style-name="P53">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3"/>
      <text:p text:style-name="P53">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3"/>
      <text:p text:style-name="P53">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3"/>
      <text:p text:style-name="P53">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53"/>
      <text:p text:style-name="P53">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3"/>
      <text:p text:style-name="P53">EXAMPLE: <text:tab/><text:span text:style-name="T11">3/4 + 1/4 </text:span></text:p>
      <text:p text:style-name="P53"><text:span text:style-name="T11"><text:tab/><text:tab/>1</text:span></text:p>
      <text:p text:style-name="P53"><text:span text:style-name="T11"><text:tab/><text:tab/>1/3 – 5/7 </text:span></text:p>
      <text:p text:style-name="P53"><text:span text:style-name="T11"><text:tab/><text:tab/>-8/21</text:span></text:p>
      <text:p text:style-name="P53"><text:span text:style-name="T11"><text:tab/><text:tab/>-1/3 * -3/4 </text:span></text:p>
      <text:p text:style-name="P53"><text:span text:style-name="T11"><text:tab/><text:tab/>1/4 </text:span></text:p>
      <text:p text:style-name="P53"><text:span text:style-name="T11"><text:tab/><text:tab/>-7/8 / 1/8</text:span></text:p>
      <text:p text:style-name="P53"><text:span text:style-name="T11"><text:tab/><text:tab/>-7</text:span></text:p>
      <text:p text:style-name="P53"><text:span text:style-name="T11"><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4T06:33:15.10</dc:date>
    <meta:editing-duration>PT1H3M8S</meta:editing-duration>
    <meta:editing-cycles>17</meta:editing-cycles>
    <meta:generator>OpenOffice.org/3.4.1$Win32 OpenOffice.org_project/341m1$Build-9593</meta:generator>
    <meta:document-statistic meta:table-count="0" meta:image-count="0" meta:object-count="0" meta:page-count="6" meta:paragraph-count="121" meta:word-count="1841" meta:character-count="10011"/>
  </office:meta>
</office:document-meta>
</file>